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style:font-name="Liberation Sans1" style:font-name-asian="Liberation Sans2" style:font-name-complex="Liberation Sans2"/>
    </style:style>
    <style:style style:name="ce3" style:family="table-cell" style:parent-style-name="Default">
      <style:table-cell-properties fo:background-color="#77bc65"/>
    </style:style>
    <style:style style:name="ce4" style:family="table-cell" style:parent-style-name="Default">
      <style:table-cell-properties fo:background-color="#ff6d6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column table:style-name="co2" table:number-columns-repeated="3" table:default-cell-style-name="ce4"/>
        <table:table-column table:style-name="co2" table:number-columns-repeated="2" table:default-cell-style-name="ce1"/>
        <table:table-row table:style-name="ro1">
          <table:table-cell table:style-name="Default"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>
            <text:p>Seed 1</text:p>
          </table:table-cell>
          <table:table-cell table:style-name="Default" office:value-type="string" calcext:value-type="string">
            <text:p>Seed 2</text:p>
          </table:table-cell>
          <table:table-cell table:style-name="Default" office:value-type="string" calcext:value-type="string">
            <text:p>Seed 3</text:p>
          </table:table-cell>
          <table:table-cell table:style-name="Default" office:value-type="string" calcext:value-type="string">
            <text:p>Seed 4</text:p>
          </table:table-cell>
          <table:table-cell table:style-name="Default" office:value-type="string" calcext:value-type="string">
            <text:p>Seed 5</text:p>
          </table:table-cell>
          <table:table-cell table:style-name="Default" office:value-type="string" calcext:value-type="string">
            <text:p>Seed 6</text:p>
          </table:table-cell>
          <table:table-cell table:style-name="Default" office:value-type="string" calcext:value-type="string">
            <text:p>Seed 7</text:p>
          </table:table-cell>
          <table:table-cell table:style-name="Default" office:value-type="string" calcext:value-type="string">
            <text:p>Seed 8</text:p>
          </table:table-cell>
          <table:table-cell table:style-name="Default" office:value-type="string" calcext:value-type="string">
            <text:p>Seed 9</text:p>
          </table:table-cell>
          <table:table-cell table:style-name="ce1" office:value-type="string" calcext:value-type="string">
            <text:p>Seed 10</text:p>
          </table:table-cell>
          <table:table-cell table:style-name="Default"/>
          <table:table-cell table:style-name="Default" office:value-type="string" calcext:value-type="string">
            <text:p>Avg / Attempt</text:p>
          </table:table-cell>
        </table:table-row>
        <table:table-row table:style-name="ro1">
          <table:table-cell office:value-type="string" calcext:value-type="string">
            <text:p>Attempt 1</text:p>
          </table:table-cell>
          <table:table-cell office:value-type="float" office:value="102.52" calcext:value-type="float">
            <text:p>102,52</text:p>
          </table:table-cell>
          <table:table-cell office:value-type="float" office:value="296.59" calcext:value-type="float">
            <text:p>296,59</text:p>
          </table:table-cell>
          <table:table-cell office:value-type="float" office:value="13.76" calcext:value-type="float">
            <text:p>13,76</text:p>
          </table:table-cell>
          <table:table-cell office:value-type="float" office:value="887.15" calcext:value-type="float">
            <text:p>887,15</text:p>
          </table:table-cell>
          <table:table-cell office:value-type="float" office:value="1385" calcext:value-type="float">
            <text:p>1385</text:p>
          </table:table-cell>
          <table:table-cell office:value-type="float" office:value="0.18" calcext:value-type="float">
            <text:p>0,18</text:p>
          </table:table-cell>
          <table:table-cell office:value-type="float" office:value="1338.41" calcext:value-type="float">
            <text:p>1338,41</text:p>
          </table:table-cell>
          <table:table-cell office:value-type="float" office:value="56.06" calcext:value-type="float">
            <text:p>56,06</text:p>
          </table:table-cell>
          <table:table-cell office:value-type="float" office:value="39.2" calcext:value-type="float">
            <text:p>39,2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AVERAGE([.A3:.K3])" office:value-type="float" office:value="411.888" calcext:value-type="float">
            <text:p>411,888</text:p>
          </table:table-cell>
        </table:table-row>
        <table:table-row table:style-name="ro1">
          <table:table-cell office:value-type="string" calcext:value-type="string">
            <text:p>Attempt 2</text:p>
          </table:table-cell>
          <table:table-cell office:value-type="float" office:value="182.56" calcext:value-type="float">
            <text:p>182,56</text:p>
          </table:table-cell>
          <table:table-cell office:value-type="float" office:value="372.63" calcext:value-type="float">
            <text:p>372,63</text:p>
          </table:table-cell>
          <table:table-cell office:value-type="float" office:value="7.2" calcext:value-type="float">
            <text:p>7,2</text:p>
          </table:table-cell>
          <table:table-cell office:value-type="float" office:value="887.86" calcext:value-type="float">
            <text:p>887,86</text:p>
          </table:table-cell>
          <table:table-cell office:value-type="float" office:value="319.18" calcext:value-type="float">
            <text:p>319,18</text:p>
          </table:table-cell>
          <table:table-cell office:value-type="float" office:value="0.14" calcext:value-type="float">
            <text:p>0,14</text:p>
          </table:table-cell>
          <table:table-cell office:value-type="float" office:value="6936.35" calcext:value-type="float">
            <text:p>6936,35</text:p>
          </table:table-cell>
          <table:table-cell table:style-name="ce3" office:value-type="float" office:value="109.88" calcext:value-type="float">
            <text:p>109,88</text:p>
          </table:table-cell>
          <table:table-cell table:style-name="ce3" office:value-type="float" office:value="181.66" calcext:value-type="float">
            <text:p>181,66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AVERAGE([.A4:.K4])" office:value-type="float" office:value="899.75" calcext:value-type="float">
            <text:p>899,75</text:p>
          </table:table-cell>
        </table:table-row>
        <table:table-row table:style-name="ro1">
          <table:table-cell office:value-type="string" calcext:value-type="string">
            <text:p>Attempt 3</text:p>
          </table:table-cell>
          <table:table-cell office:value-type="float" office:value="456.34" calcext:value-type="float">
            <text:p>456,34</text:p>
          </table:table-cell>
          <table:table-cell office:value-type="float" office:value="147.97" calcext:value-type="float">
            <text:p>147,97</text:p>
          </table:table-cell>
          <table:table-cell office:value-type="float" office:value="17.54" calcext:value-type="float">
            <text:p>17,54</text:p>
          </table:table-cell>
          <table:table-cell office:value-type="float" office:value="696.21" calcext:value-type="float">
            <text:p>696,21</text:p>
          </table:table-cell>
          <table:table-cell office:value-type="float" office:value="1920.85" calcext:value-type="float">
            <text:p>1920,85</text:p>
          </table:table-cell>
          <table:table-cell office:value-type="float" office:value="0.12" calcext:value-type="float">
            <text:p>0,12</text:p>
          </table:table-cell>
          <table:table-cell office:value-type="float" office:value="3175.68" calcext:value-type="float">
            <text:p>3175,68</text:p>
          </table:table-cell>
          <table:table-cell office:value-type="float" office:value="61.3" calcext:value-type="float">
            <text:p>61,3</text:p>
          </table:table-cell>
          <table:table-cell office:value-type="float" office:value="21.13" calcext:value-type="float">
            <text:p>21,13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VERAGE([.A5:.K5])" office:value-type="float" office:value="649.716" calcext:value-type="float">
            <text:p>649,716</text:p>
          </table:table-cell>
        </table:table-row>
        <table:table-row table:style-name="ro1">
          <table:table-cell office:value-type="string" calcext:value-type="string">
            <text:p>Attempt 4</text:p>
          </table:table-cell>
          <table:table-cell office:value-type="float" office:value="626.85" calcext:value-type="float">
            <text:p>626,85</text:p>
          </table:table-cell>
          <table:table-cell office:value-type="float" office:value="292.7" calcext:value-type="float">
            <text:p>292,7</text:p>
          </table:table-cell>
          <table:table-cell office:value-type="float" office:value="0.8" calcext:value-type="float">
            <text:p>0,8</text:p>
          </table:table-cell>
          <table:table-cell office:value-type="float" office:value="1296.9" calcext:value-type="float">
            <text:p>1296,9</text:p>
          </table:table-cell>
          <table:table-cell office:value-type="float" office:value="3340.41" calcext:value-type="float">
            <text:p>3340,41</text:p>
          </table:table-cell>
          <table:table-cell office:value-type="float" office:value="0.14" calcext:value-type="float">
            <text:p>0,14</text:p>
          </table:table-cell>
          <table:table-cell office:value-type="float" office:value="7466.95" calcext:value-type="float">
            <text:p>7466,95</text:p>
          </table:table-cell>
          <table:table-cell office:value-type="float" office:value="62.66" calcext:value-type="float">
            <text:p>62,66</text:p>
          </table:table-cell>
          <table:table-cell table:style-name="ce3" office:value-type="float" office:value="106.51" calcext:value-type="float">
            <text:p>106,51</text:p>
          </table:table-cell>
          <table:table-cell office:value-type="float" office:value="0.16" calcext:value-type="float">
            <text:p>0,16</text:p>
          </table:table-cell>
          <table:table-cell/>
          <table:table-cell table:formula="of:=AVERAGE([.A6:.K6])" office:value-type="float" office:value="1319.408" calcext:value-type="float">
            <text:p>1319,408</text:p>
          </table:table-cell>
        </table:table-row>
        <table:table-row table:style-name="ro1">
          <table:table-cell office:value-type="string" calcext:value-type="string">
            <text:p>Attempt 5</text:p>
          </table:table-cell>
          <table:table-cell office:value-type="float" office:value="223.3" calcext:value-type="float">
            <text:p>223,3</text:p>
          </table:table-cell>
          <table:table-cell office:value-type="float" office:value="426.27" calcext:value-type="float">
            <text:p>426,27</text:p>
          </table:table-cell>
          <table:table-cell office:value-type="float" office:value="9.42" calcext:value-type="float">
            <text:p>9,42</text:p>
          </table:table-cell>
          <table:table-cell office:value-type="float" office:value="2049.91" calcext:value-type="float">
            <text:p>2049,91</text:p>
          </table:table-cell>
          <table:table-cell office:value-type="float" office:value="2629" calcext:value-type="float">
            <text:p>2629</text:p>
          </table:table-cell>
          <table:table-cell office:value-type="float" office:value="0.28" calcext:value-type="float">
            <text:p>0,28</text:p>
          </table:table-cell>
          <table:table-cell office:value-type="float" office:value="7028.48" calcext:value-type="float">
            <text:p>7028,48</text:p>
          </table:table-cell>
          <table:table-cell table:style-name="ce3" office:value-type="float" office:value="100.8" calcext:value-type="float">
            <text:p>100,8</text:p>
          </table:table-cell>
          <table:table-cell table:style-name="ce3" office:value-type="float" office:value="107.82" calcext:value-type="float">
            <text:p>107,82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AVERAGE([.A7:.K7])" office:value-type="float" office:value="1257.529" calcext:value-type="float">
            <text:p>1257,529</text:p>
          </table:table-cell>
        </table:table-row>
        <table:table-row table:style-name="ro1">
          <table:table-cell office:value-type="string" calcext:value-type="string">
            <text:p>Attempt 6</text:p>
          </table:table-cell>
          <table:table-cell table:style-name="ce4" office:value-type="float" office:value="94.6" calcext:value-type="float">
            <text:p>94,6</text:p>
          </table:table-cell>
          <table:table-cell office:value-type="float" office:value="458.75" calcext:value-type="float">
            <text:p>458,75</text:p>
          </table:table-cell>
          <table:table-cell office:value-type="float" office:value="30.01" calcext:value-type="float">
            <text:p>30,01</text:p>
          </table:table-cell>
          <table:table-cell office:value-type="float" office:value="1249.66" calcext:value-type="float">
            <text:p>1249,66</text:p>
          </table:table-cell>
          <table:table-cell office:value-type="float" office:value="554.47" calcext:value-type="float">
            <text:p>554,47</text:p>
          </table:table-cell>
          <table:table-cell office:value-type="float" office:value="0.43" calcext:value-type="float">
            <text:p>0,43</text:p>
          </table:table-cell>
          <table:table-cell office:value-type="float" office:value="6180.87" calcext:value-type="float">
            <text:p>6180,87</text:p>
          </table:table-cell>
          <table:table-cell office:value-type="float" office:value="56.8" calcext:value-type="float">
            <text:p>56,8</text:p>
          </table:table-cell>
          <table:table-cell office:value-type="float" office:value="51.24" calcext:value-type="float">
            <text:p>51,24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AVERAGE([.A8:.K8])" office:value-type="float" office:value="867.687" calcext:value-type="float">
            <text:p>867,687</text:p>
          </table:table-cell>
        </table:table-row>
        <table:table-row table:style-name="ro1">
          <table:table-cell office:value-type="string" calcext:value-type="string">
            <text:p>Attempt 7</text:p>
          </table:table-cell>
          <table:table-cell office:value-type="float" office:value="163.08" calcext:value-type="float">
            <text:p>163,08</text:p>
          </table:table-cell>
          <table:table-cell office:value-type="float" office:value="170.12" calcext:value-type="float">
            <text:p>170,12</text:p>
          </table:table-cell>
          <table:table-cell office:value-type="float" office:value="2.63" calcext:value-type="float">
            <text:p>2,63</text:p>
          </table:table-cell>
          <table:table-cell office:value-type="float" office:value="1278.02" calcext:value-type="float">
            <text:p>1278,02</text:p>
          </table:table-cell>
          <table:table-cell office:value-type="float" office:value="1860.28" calcext:value-type="float">
            <text:p>1860,28</text:p>
          </table:table-cell>
          <table:table-cell office:value-type="float" office:value="0.74" calcext:value-type="float">
            <text:p>0,74</text:p>
          </table:table-cell>
          <table:table-cell office:value-type="float" office:value="2117.31" calcext:value-type="float">
            <text:p>2117,31</text:p>
          </table:table-cell>
          <table:table-cell office:value-type="float" office:value="83.41" calcext:value-type="float">
            <text:p>83,41</text:p>
          </table:table-cell>
          <table:table-cell office:value-type="float" office:value="56.32" calcext:value-type="float">
            <text:p>56,32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VERAGE([.A9:.K9])" office:value-type="float" office:value="573.193" calcext:value-type="float">
            <text:p>573,193</text:p>
          </table:table-cell>
        </table:table-row>
        <table:table-row table:style-name="ro1">
          <table:table-cell office:value-type="string" calcext:value-type="string">
            <text:p>Attempt 8</text:p>
          </table:table-cell>
          <table:table-cell office:value-type="float" office:value="353.4" calcext:value-type="float">
            <text:p>353,4</text:p>
          </table:table-cell>
          <table:table-cell office:value-type="float" office:value="287.7" calcext:value-type="float">
            <text:p>287,7</text:p>
          </table:table-cell>
          <table:table-cell office:value-type="float" office:value="1.33" calcext:value-type="float">
            <text:p>1,33</text:p>
          </table:table-cell>
          <table:table-cell office:value-type="float" office:value="761.48" calcext:value-type="float">
            <text:p>761,48</text:p>
          </table:table-cell>
          <table:table-cell office:value-type="float" office:value="549.94" calcext:value-type="float">
            <text:p>549,94</text:p>
          </table:table-cell>
          <table:table-cell office:value-type="float" office:value="0.09" calcext:value-type="float">
            <text:p>0,09</text:p>
          </table:table-cell>
          <table:table-cell office:value-type="float" office:value="4954.74" calcext:value-type="float">
            <text:p>4954,74</text:p>
          </table:table-cell>
          <table:table-cell office:value-type="float" office:value="83.51" calcext:value-type="float">
            <text:p>83,51</text:p>
          </table:table-cell>
          <table:table-cell table:style-name="ce3" office:value-type="float" office:value="119.79" calcext:value-type="float">
            <text:p>119,79</text:p>
          </table:table-cell>
          <table:table-cell office:value-type="float" office:value="0.24" calcext:value-type="float">
            <text:p>0,24</text:p>
          </table:table-cell>
          <table:table-cell/>
          <table:table-cell table:formula="of:=AVERAGE([.A10:.K10])" office:value-type="float" office:value="711.222" calcext:value-type="float">
            <text:p>711,222</text:p>
          </table:table-cell>
        </table:table-row>
        <table:table-row table:style-name="ro1">
          <table:table-cell office:value-type="string" calcext:value-type="string">
            <text:p>Attempt 9</text:p>
          </table:table-cell>
          <table:table-cell office:value-type="float" office:value="304.61" calcext:value-type="float">
            <text:p>304,61</text:p>
          </table:table-cell>
          <table:table-cell office:value-type="float" office:value="275.87" calcext:value-type="float">
            <text:p>275,87</text:p>
          </table:table-cell>
          <table:table-cell office:value-type="float" office:value="5.3" calcext:value-type="float">
            <text:p>5,3</text:p>
          </table:table-cell>
          <table:table-cell office:value-type="float" office:value="977.19" calcext:value-type="float">
            <text:p>977,19</text:p>
          </table:table-cell>
          <table:table-cell office:value-type="float" office:value="1007.58" calcext:value-type="float">
            <text:p>1007,58</text:p>
          </table:table-cell>
          <table:table-cell office:value-type="float" office:value="0.59" calcext:value-type="float">
            <text:p>0,59</text:p>
          </table:table-cell>
          <table:table-cell office:value-type="float" office:value="3895.91" calcext:value-type="float">
            <text:p>3895,91</text:p>
          </table:table-cell>
          <table:table-cell office:value-type="float" office:value="70.54" calcext:value-type="float">
            <text:p>70,54</text:p>
          </table:table-cell>
          <table:table-cell office:value-type="float" office:value="61.14" calcext:value-type="float">
            <text:p>61,14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AVERAGE([.A11:.K11])" office:value-type="float" office:value="659.876" calcext:value-type="float">
            <text:p>659,876</text:p>
          </table:table-cell>
        </table:table-row>
        <table:table-row table:style-name="ro1">
          <table:table-cell office:value-type="string" calcext:value-type="string">
            <text:p>Attempt 10</text:p>
          </table:table-cell>
          <table:table-cell office:value-type="float" office:value="318.64" calcext:value-type="float">
            <text:p>318,64</text:p>
          </table:table-cell>
          <table:table-cell office:value-type="float" office:value="192.42" calcext:value-type="float">
            <text:p>192,42</text:p>
          </table:table-cell>
          <table:table-cell office:value-type="float" office:value="6.21" calcext:value-type="float">
            <text:p>6,21</text:p>
          </table:table-cell>
          <table:table-cell office:value-type="float" office:value="1563" calcext:value-type="float">
            <text:p>1563</text:p>
          </table:table-cell>
          <table:table-cell office:value-type="float" office:value="2023.11" calcext:value-type="float">
            <text:p>2023,11</text:p>
          </table:table-cell>
          <table:table-cell office:value-type="float" office:value="0.44" calcext:value-type="float">
            <text:p>0,44</text:p>
          </table:table-cell>
          <table:table-cell office:value-type="float" office:value="5412.79" calcext:value-type="float">
            <text:p>5412,79</text:p>
          </table:table-cell>
          <table:table-cell table:style-name="ce3" office:value-type="float" office:value="118.32" calcext:value-type="float">
            <text:p>118,32</text:p>
          </table:table-cell>
          <table:table-cell office:value-type="float" office:value="40.58" calcext:value-type="float">
            <text:p>40,58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AVERAGE([.A12:.K12])" office:value-type="float" office:value="967.552" calcext:value-type="float">
            <text:p>967,552</text:p>
          </table:table-cell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Avg / Seed</text:p>
          </table:table-cell>
          <table:table-cell table:formula="of:=AVERAGE([.B3:.B12])" office:value-type="float" office:value="282.59" calcext:value-type="float">
            <text:p>282,59</text:p>
          </table:table-cell>
          <table:table-cell table:formula="of:=AVERAGE([.C3:.C12])" office:value-type="float" office:value="292.102" calcext:value-type="float">
            <text:p>292,102</text:p>
          </table:table-cell>
          <table:table-cell table:formula="of:=AVERAGE([.D3:.D12])" office:value-type="float" office:value="9.42" calcext:value-type="float">
            <text:p>9,42</text:p>
          </table:table-cell>
          <table:table-cell table:formula="of:=AVERAGE([.E3:.E12])" office:value-type="float" office:value="1164.738" calcext:value-type="float">
            <text:p>1164,738</text:p>
          </table:table-cell>
          <table:table-cell table:formula="of:=AVERAGE([.F3:.F12])" office:value-type="float" office:value="1558.982" calcext:value-type="float">
            <text:p>1558,982</text:p>
          </table:table-cell>
          <table:table-cell table:formula="of:=AVERAGE([.G3:.G12])" office:value-type="float" office:value="0.315" calcext:value-type="float">
            <text:p>0,315</text:p>
          </table:table-cell>
          <table:table-cell table:formula="of:=AVERAGE([.H3:.H12])" office:value-type="float" office:value="4850.749" calcext:value-type="float">
            <text:p>4850,749</text:p>
          </table:table-cell>
          <table:table-cell table:formula="of:=AVERAGE([.I3:.I12])" office:value-type="float" office:value="80.328" calcext:value-type="float">
            <text:p>80,328</text:p>
          </table:table-cell>
          <table:table-cell table:formula="of:=AVERAGE([.J3:.J12])" office:value-type="float" office:value="78.539" calcext:value-type="float">
            <text:p>78,539</text:p>
          </table:table-cell>
          <table:table-cell table:formula="of:=AVERAGE([.K3:.K12])" office:value-type="float" office:value="0.058" calcext:value-type="float">
            <text:p>0,058</text:p>
          </table:table-cell>
          <table:table-cell/>
          <table:table-cell table:style-name="ce3" table:formula="of:=AVERAGE([.B15:.K15])" office:value-type="float" office:value="831.7821" calcext:value-type="float">
            <text:p>831,7821</text:p>
          </table:table-cell>
        </table:table-row>
        <table:table-row table:style-name="ro1" table:number-rows-repeated="2">
          <table:table-cell/>
          <table:table-cell table:style-name="ce1" table:number-columns-repeated="10"/>
          <table:table-cell table:number-columns-repeated="2"/>
        </table:table-row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string" calcext:value-type="string">
            <text:p>Avg/100</text:p>
          </table:table-cell>
          <table:table-cell table:formula="of:=[.B15]/100" office:value-type="float" office:value="2.8259" calcext:value-type="float">
            <text:p>2,8259</text:p>
          </table:table-cell>
          <table:table-cell table:formula="of:=[.C15]/100" office:value-type="float" office:value="2.92102" calcext:value-type="float">
            <text:p>2,92102</text:p>
          </table:table-cell>
          <table:table-cell table:formula="of:=[.D15]/100" office:value-type="float" office:value="0.0942" calcext:value-type="float">
            <text:p>0,0942</text:p>
          </table:table-cell>
          <table:table-cell table:formula="of:=[.E15]/100" office:value-type="float" office:value="11.64738" calcext:value-type="float">
            <text:p>11,64738</text:p>
          </table:table-cell>
          <table:table-cell table:formula="of:=[.F15]/100" office:value-type="float" office:value="15.58982" calcext:value-type="float">
            <text:p>15,58982</text:p>
          </table:table-cell>
          <table:table-cell table:formula="of:=[.G15]/100" office:value-type="float" office:value="0.00315" calcext:value-type="float">
            <text:p>0,00315</text:p>
          </table:table-cell>
          <table:table-cell table:formula="of:=[.H15]/100" office:value-type="float" office:value="48.50749" calcext:value-type="float">
            <text:p>48,50749</text:p>
          </table:table-cell>
          <table:table-cell table:formula="of:=[.I15]/100" office:value-type="float" office:value="0.80328" calcext:value-type="float">
            <text:p>0,80328</text:p>
          </table:table-cell>
          <table:table-cell table:formula="of:=[.J15]/100" office:value-type="float" office:value="0.78539" calcext:value-type="float">
            <text:p>0,78539</text:p>
          </table:table-cell>
          <table:table-cell table:formula="of:=[.K15]/100" office:value-type="float" office:value="0.00058" calcext:value-type="float">
            <text:p>0,0005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Π(Avg / 100)</text:p>
          </table:table-cell>
          <table:table-cell table:style-name="ce1" table:formula="of:=100*[.B19]" office:value-type="float" office:value="282.59" calcext:value-type="float">
            <text:p>282,59</text:p>
          </table:table-cell>
          <table:table-cell table:style-name="ce1" table:formula="of:=[.B20]*[.C19]" office:value-type="float" office:value="825.4510418" calcext:value-type="float">
            <text:p>825,4510418</text:p>
          </table:table-cell>
          <table:table-cell table:style-name="ce1" table:formula="of:=[.C20]*[.D19]" office:value-type="float" office:value="77.75748813756" calcext:value-type="float">
            <text:p>77,75748813756</text:p>
          </table:table-cell>
          <table:table-cell table:style-name="ce1" table:formula="of:=[.D20]*[.E19]" office:value-type="float" office:value="905.671012183653" calcext:value-type="float">
            <text:p>905,671012183653</text:p>
          </table:table-cell>
          <table:table-cell table:style-name="ce1" table:formula="of:=[.E20]*[.F19]" office:value-type="float" office:value="14119.248059161" calcext:value-type="float">
            <text:p>14119,248059161</text:p>
          </table:table-cell>
          <table:table-cell table:style-name="ce1" table:formula="of:=[.F20]*[.G19]" office:value-type="float" office:value="44.475631386357" calcext:value-type="float">
            <text:p>44,475631386357</text:p>
          </table:table-cell>
          <table:table-cell table:style-name="ce1" table:formula="of:=[.G20]*[.H19]" office:value-type="float" office:value="2157.4012447174" calcext:value-type="float">
            <text:p>2157,4012447174</text:p>
          </table:table-cell>
          <table:table-cell table:style-name="ce1" table:formula="of:=[.H20]*[.I19]" office:value-type="float" office:value="1732.99727185659" calcext:value-type="float">
            <text:p>1732,99727185659</text:p>
          </table:table-cell>
          <table:table-cell table:style-name="ce1" table:formula="of:=[.I20]*[.J19]" office:value-type="float" office:value="1361.07872734345" calcext:value-type="float">
            <text:p>1361,07872734345</text:p>
          </table:table-cell>
          <table:table-cell table:style-name="ce1" table:formula="of:=[.J20]*[.K19]" office:value-type="float" office:value="0.789425661859201" calcext:value-type="float">
            <text:p>0,789425661859201</text:p>
          </table:table-cell>
          <table:table-cell table:style-name="Default"/>
          <table:table-cell table:style-name="ce4" office:value-type="float" office:value="0.789425661859201" calcext:value-type="float">
            <text:p>0,7894256618592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2" svg:font-family="'Liberation Sans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0:36:30.0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6:54:33.501000000</meta:creation-date>
    <meta:generator>LibreOffice/7.0.3.1$Windows_X86_64 LibreOffice_project/d7547858d014d4cf69878db179d326fc3483e082</meta:generator>
    <dc:date>2022-01-20T13:07:51.893000000</dc:date>
    <meta:editing-duration>PT1H36M29S</meta:editing-duration>
    <meta:editing-cycles>5</meta:editing-cycles>
    <meta:document-statistic meta:table-count="1" meta:cell-count="166" meta:object-count="0"/>
  </office:meta>
</office:document-meta>
</file>